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Comtes de Champagne Prestige Cuveé 2012 Brut Taittinger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4000">
            <text:p>2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Substance Grand Cru Extra Brut Jacques Seloss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SPARKLING</text:p>
          </table:table-cell>
          <table:table-cell office:value-type="string">
            <text:p>Chassenay D'Arce 2012 (PB) Extra Brut Maison de Vigneron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uvée Die Perle 2005 Ansitz Dolomythos Ritt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uvée Aios 2000 Fass 04 Ansitz Dolomytho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uvée Aios 2000 Fass 57 Ansitz Dolomythos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Viura 2014 Vina Tondonia Rioja, Spa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Viura 2013 Vina Tondonia Rioja, Spa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Viura 2012 Vina Tondonia Rioja, Spanien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hardonnay Bio Quintaine 2019 Guillemot Michel Burgun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hablis 2022 Morea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uvée Bordeaux Blanc Grand Cru 2019 Malartic Lagraviere Bordeaux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Chardonnay Les Graviers 2019 Tissot Ju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WHITE</text:p>
          </table:table-cell>
          <table:table-cell office:value-type="string">
            <text:p>Grenage Blanc Lou Bragalou 2022 Flo Bu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Tempranillo Reserva 2009 Vina Tondonia Rioja, Spani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string"/>
          <table:table-cell office:value-type="string">
            <text:p>RED</text:p>
          </table:table-cell>
          <table:table-cell office:value-type="string">
            <text:p>Rosso di Valtellina 2020 I Vitari Valtell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